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175cm"/>
    </style:style>
    <style:style style:name="co2" style:family="table-column">
      <style:table-column-properties fo:break-before="auto" style:column-width="3.62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17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Reference</text:p>
          </table:table-cell>
          <table:table-cell office:value-type="string">
            <text:p>Value</text:p>
          </table:table-cell>
          <table:table-cell office:value-type="string">
            <text:p>Datasheet</text:p>
          </table:table-cell>
          <table:table-cell office:value-type="string">
            <text:p>Footprint</text:p>
          </table:table-cell>
          <table:table-cell office:value-type="string">
            <text:p>Qty</text:p>
          </table:table-cell>
          <table:table-cell office:value-type="string">
            <text:p>DNP</text:p>
          </table:table-cell>
        </table:table-row>
        <table:table-row table:style-name="ro1">
          <table:table-cell office:value-type="string">
            <text:p>C1,C11,C12,C13</text:p>
          </table:table-cell>
          <table:table-cell office:value-type="string">
            <text:p>1u</text:p>
          </table:table-cell>
          <table:table-cell office:value-type="string">
            <text:p>~</text:p>
          </table:table-cell>
          <table:table-cell office:value-type="string">
            <text:p>Capacitor_SMD:C_0603_1608Metric_Pad1.08x0.95mm_HandSold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C2,C6</text:p>
          </table:table-cell>
          <table:table-cell office:value-type="string">
            <text:p>100u/6,3V</text:p>
          </table:table-cell>
          <table:table-cell office:value-type="string">
            <text:p>~</text:p>
          </table:table-cell>
          <table:table-cell office:value-type="string">
            <text:p>Capacitor_Tantalum_SMD:CP_EIA-3528-21_Kemet-B_Pad1.50x2.35mm_HandSold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3,C4,C7,C10</text:p>
          </table:table-cell>
          <table:table-cell office:value-type="string">
            <text:p>10u</text:p>
          </table:table-cell>
          <table:table-cell office:value-type="string">
            <text:p>~</text:p>
          </table:table-cell>
          <table:table-cell office:value-type="string">
            <text:p>Capacitor_SMD:C_0603_1608Metric_Pad1.08x0.95mm_HandSolder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C5,C8,C9</text:p>
          </table:table-cell>
          <table:table-cell office:value-type="string">
            <text:p>100n</text:p>
          </table:table-cell>
          <table:table-cell office:value-type="string">
            <text:p>~</text:p>
          </table:table-cell>
          <table:table-cell office:value-type="string">
            <text:p>Capacitor_SMD:C_0603_1608Metric_Pad1.08x0.95mm_HandSolder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D1</text:p>
          </table:table-cell>
          <table:table-cell office:value-type="string">
            <text:p>LED</text:p>
          </table:table-cell>
          <table:table-cell office:value-type="string">
            <text:p>~</text:p>
          </table:table-cell>
          <table:table-cell office:value-type="string">
            <text:p>LED_SMD:LED_0603_1608Metric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1</text:p>
          </table:table-cell>
          <table:table-cell office:value-type="string">
            <text:p>Conn_02x16_Odd_Even</text:p>
          </table:table-cell>
          <table:table-cell office:value-type="string">
            <text:p>~</text:p>
          </table:table-cell>
          <table:table-cell office:value-type="string">
            <text:p>Connector_EDGE:ConnEdge_2x16_2.54mm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2</text:p>
          </table:table-cell>
          <table:table-cell office:value-type="string">
            <text:p>PROG_DBG</text:p>
          </table:table-cell>
          <table:table-cell office:value-type="string">
            <text:p>~</text:p>
          </table:table-cell>
          <table:table-cell office:value-type="string">
            <text:p>Connector_Molex:Molex_PicoBlade_53047-0510_1x05_P1.25mm_Vertica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Q1,Q2</text:p>
          </table:table-cell>
          <table:table-cell office:value-type="string">
            <text:p>BC818</text:p>
          </table:table-cell>
          <table:table-cell office:value-type="string">
            <text:p>https://www.onsemi.com/pub/Collateral/BC818-D.pdf</text:p>
          </table:table-cell>
          <table:table-cell office:value-type="string">
            <text:p>Package_TO_SOT_SMD:SOT-2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R1,R2,R3</text:p>
          </table:table-cell>
          <table:table-cell office:value-type="string">
            <text:p>10k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R4,R12,R14,R15,R16,R21,R22,R23,R24,R25,R26,R27,R28,R29,R33,R34,R35,R36,R37,R38,R39,R40,R41</text:p>
          </table:table-cell>
          <table:table-cell office:value-type="float" office:value="680">
            <text:p>68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R5,R8,R9,R10,R11,R30</text:p>
          </table:table-cell>
          <table:table-cell office:value-type="string">
            <text:p>4k7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R6,R7</text:p>
          </table:table-cell>
          <table:table-cell office:value-type="string">
            <text:p>1k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R13,R17,R18,R19,R20</text:p>
          </table:table-cell>
          <table:table-cell office:value-type="float" office:value="100">
            <text:p>10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R31,R32</text:p>
          </table:table-cell>
          <table:table-cell office:value-type="string">
            <text:p>4K7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U1</text:p>
          </table:table-cell>
          <table:table-cell office:value-type="string">
            <text:p>ESP32-S3-WROOM-1</text:p>
          </table:table-cell>
          <table:table-cell office:value-type="string">
            <text:p>https://www.espressif.com/sites/default/files/documentation/esp32-s3-wroom-1_wroom-1u_datasheet_en.pdf</text:p>
          </table:table-cell>
          <table:table-cell office:value-type="string">
            <text:p>TPO_LIB:ESP32-S3-WROOM-1_tpo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U2</text:p>
          </table:table-cell>
          <table:table-cell office:value-type="string">
            <text:p>LD1117S33TR_SOT223</text:p>
          </table:table-cell>
          <table:table-cell office:value-type="string">
            <text:p>http://www.st.com/st-web-ui/static/active/en/resource/technical/document/datasheet/CD00000544.pdf</text:p>
          </table:table-cell>
          <table:table-cell office:value-type="string">
            <text:p>Package_TO_SOT_SMD:SOT-223-3_TabPin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U3</text:p>
          </table:table-cell>
          <table:table-cell office:value-type="string">
            <text:p>BTS5030-1EJA</text:p>
          </table:table-cell>
          <table:table-cell office:value-type="string">
            <text:p>http://www.infineon.com/dgdl/Infineon-BTS5030-1EJA-DS-v02_20-EN.pdf?fileId=5546d46259d9a4bf015a84f3e686758a</text:p>
          </table:table-cell>
          <table:table-cell office:value-type="string">
            <text:p>TPO_LIB:Infineon_PG-DSO-8-43_tpo</text:p>
          </table:table-cell>
          <table:table-cell office:value-type="float" office:value="1">
            <text:p>1</text:p>
          </table:table-cell>
          <table:table-cell/>
        </table:table-row>
        <table:table-row table:style-name="ro1" table:number-rows-repeated="104855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12">12.10.2024</text:date>, <text:time>16:1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</meta:initial-creator>
    <meta:creation-date>2024-10-12T16:12:52.47</meta:creation-date>
    <dc:date>2024-10-12T16:15:34.31</dc:date>
    <dc:creator>Thomas </dc:creator>
    <meta:editing-duration>PT2M42S</meta:editing-duration>
    <meta:editing-cycles>1</meta:editing-cycles>
    <meta:document-statistic meta:table-count="3" meta:cell-count="91" meta:object-count="0"/>
    <meta:generator>OpenOffice/4.1.7$Win32 OpenOffice.org_project/417m1$Build-9800</meta:generator>
  </office:meta>
</office:document-meta>
</file>